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panel" manifest:media-type=""/>
  <manifest:file-entry manifest:full-path="Configurations2/popupmenu" manifest:media-type=""/>
  <manifest:file-entry manifest:full-path="Configurations2/floater" manifest:media-type=""/>
  <manifest:file-entry manifest:full-path="Configurations2/menubar" manifest:media-type=""/>
  <manifest:file-entry manifest:full-path="Configurations2/toolbar" manifest:media-type=""/>
  <manifest:file-entry manifest:full-path="Configurations2/statusbar" manifest:media-type=""/>
  <manifest:file-entry manifest:full-path="Configurations2/progressbar" manifest:media-type=""/>
  <manifest:file-entry manifest:full-path="Configurations2/accelerator/current.xml" manifest:media-type=""/>
  <manifest:file-entry manifest:full-path="Configurations2/images/Bitmaps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2" svg:font-family="Notyo"/>
    <style:font-face style:name="Notyo1" svg:font-family="Notyo" style:font-adornments="Normal"/>
    <style:font-face style:name="Courier New" svg:font-family="'Courier New'" style:font-family-generic="modern"/>
    <style:font-face style:name="Notyo" svg:font-family="Noty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Appy_20_Table_20_Contents">
      <style:paragraph-properties fo:margin-left="0cm" fo:margin-right="0cm" fo:line-height="100%" fo:text-align="center" style:justify-single-word="false" fo:text-indent="0cm" style:auto-text-indent="false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officeooo:rsid="0055fe0a" officeooo:paragraph-rsid="0057e4f6" style:font-size-asian="2pt" style:font-weight-asian="bold" style:font-name-complex="Arial" style:font-size-complex="2pt" style:font-weight-complex="bold"/>
    </style:style>
    <style:style style:name="P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 officeooo:paragraph-rsid="004e7a2c"/>
    </style:style>
    <style:style style:name="P3" style:family="paragraph" style:parent-style-name="Appy_20_Table_20_Contents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text-autospace="none" style:punctuation-wrap="simple" style:vertical-align="baseline" style:writing-mode="lr-tb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text-autospace="none" style:punctuation-wrap="simple" style:vertical-align="baseline" style:writing-mode="lr-tb"/>
    </style:style>
    <style:style style:name="P5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solid" style:text-underline-width="auto" style:text-underline-color="font-color" officeooo:paragraph-rsid="004e7a2c"/>
    </style:style>
    <style:style style:name="P6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none" officeooo:paragraph-rsid="004e7a2c"/>
    </style:style>
    <style:style style:name="P7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style:text-underline-style="none" officeooo:rsid="00224119" officeooo:paragraph-rsid="004e7a2c"/>
    </style:style>
    <style:style style:name="P8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officeooo:paragraph-rsid="004e7a2c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9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officeooo:paragraph-rsid="004e7a2c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10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italic" style:text-underline-style="none" officeooo:paragraph-rsid="004e7a2c" style:font-style-asian="italic" style:font-style-complex="italic"/>
    </style:style>
    <style:style style:name="P11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Times New Roman" officeooo:paragraph-rsid="004e7a2c"/>
    </style:style>
    <style:style style:name="P12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normal" style:text-underline-style="none" officeooo:paragraph-rsid="004e7a2c" style:font-style-asian="normal" style:font-style-complex="normal"/>
    </style:style>
    <style:style style:name="P13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tyle="normal" style:text-underline-style="solid" style:text-underline-width="auto" style:text-underline-color="font-color" officeooo:paragraph-rsid="004e7a2c" style:font-style-asian="normal" style:font-style-complex="normal"/>
    </style:style>
    <style:style style:name="P14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officeooo:paragraph-rsid="004e7a2c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font-name="Times New Roman" style:text-underline-style="solid" style:text-underline-width="auto" style:text-underline-color="font-color" officeooo:paragraph-rsid="004e7a2c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style:page-number="auto" fo:background-color="transparent" style:text-autospace="none" style:punctuation-wrap="simple" style:vertical-align="baseline" style:writing-mode="lr-tb"/>
    </style:style>
    <style:style style:name="P17" style:family="paragraph" style:parent-style-name="Standard" style:master-page-name="">
      <style:paragraph-properties fo:margin-left="0cm" fo:margin-right="0cm" fo:line-height="100%" fo:text-align="center" style:justify-single-word="false" fo:text-indent="0cm" style:auto-text-indent="false" style:page-number="auto" fo:break-before="auto" fo:break-after="auto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officeooo:paragraph-rsid="0057e4f6" style:font-size-asian="2pt" style:font-weight-asian="bold" style:font-name-complex="Arial" style:font-size-complex="2pt" style:font-weight-complex="bol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paragraph-rsid="004e7a2c" style:font-weight-asian="bold" style:font-weight-complex="bold"/>
    </style:style>
    <style:style style:name="P19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officeooo:paragraph-rsid="003814cd" style:font-size-asian="14pt" style:font-weight-asian="bold" style:font-name-complex="Arial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411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officeooo:rsid="0028b94f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b94f" style:font-weight-asian="bold" style:font-weight-complex="bold"/>
    </style:style>
    <style:style style:name="T10" style:family="text">
      <style:text-properties fo:font-weight="bold" officeooo:rsid="0028e583" style:font-weight-asian="bold" style:font-weight-complex="bold"/>
    </style:style>
    <style:style style:name="T11" style:family="text">
      <style:text-properties officeooo:rsid="001c66e1"/>
    </style:style>
    <style:style style:name="T12" style:family="text">
      <style:text-properties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13" style:family="text">
      <style:text-properties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Notyo1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dvices">
        <text:p text:style-name="P19"><office:annotation><dc:creator>Antoine Duchêne</dc:creator><dc:date>2019-06-27T16:21:05.513709722</dc:date><loext:sender-initials>AD</loext:sender-initials><text:p text:style-name="P20"><text:span text:style-name="T15">do section- with advices=meetingConfig.adapted().getUsedFinanceGroupIds()</text:span></text:p></office:annotation></text:p>
        <text:section text:style-name="Sect2" text:name="advice">
          <text:p text:style-name="P17"><text:span text:style-name="T14"><office:annotation><dc:creator>ADU</dc:creator><dc:date>2021-07-27T14:01:34.898031358</dc:date><loext:sender-initials>ADU</loext:sender-initials><text:p text:style-name="P21"><text:span text:style-name="T15">do section- for advice in advices</text:span></text:p><text:p text:style-name="P21"><text:span text:style-name="T15">with advice_data=self.getAdviceDataFor(self, advice)</text:span></text:p><text:p text:style-name="P21"><text:span text:style-name="T15">with advice_creator=view.get_contact_infos(position_types=None, userid=self.getAdviceDataFor(self, advice)['creator_id'])</text:span></text:p></office:annotation></text:span><text:span text:style-name="T14"><office:annotation><dc:creator>ADU</dc:creator><dc:date>2021-07-27T14:00:09.487541593</dc:date><loext:sender-initials>ADU</loext:sender-initials><text:p text:style-name="P21"><text:span text:style-name="T16">do text if advice_creator.get('held_position_prefixed_label_by')</text:span></text:p></office:annotation></text:span><text:span text:style-name="T14">Avis </text:span><text:span text:style-name="T14"><text:text-input text:description="">advice_creator.get('held_position_prefixed_label_by', 'Directeur Financier')</text:text-input></text:span></text:p>
          <text:p text:style-name="P1"><text:span text:style-name="T14"><office:annotation><dc:creator>ADU</dc:creator><dc:date>2021-07-27T14:00:34.575371464</dc:date><loext:sender-initials>ADU</loext:sender-initials><text:p text:style-name="P21"><text:span text:style-name="T16">do text else</text:span></text:p></office:annotation></text:span><text:span text:style-name="T14">Avis du Directeur Financier</text:span></text:p>
          <text:p text:style-name="Appy_20_Table_20_Contents"/>
          <text:p text:style-name="P2"><text:span text:style-name="T3">AVIS</text:span> : <text:span text:style-name="T11"><text:text-input text:description="">advice_data['type_translated']</text:text-input></text:span></text:p>
          <text:p text:style-name="P18"/>
          <text:p text:style-name="P5"><text:span text:style-name="T8">DATE DU PR</text:span><text:span text:style-name="T10">É</text:span><text:span text:style-name="T8">SENT AVIS</text:span><text:span text:style-name="T1"> : </text:span><text:span text:style-name="T1"><office:annotation><dc:creator>Antoine Duchêne</dc:creator><dc:date>2019-06-27T16:21:28.650147002</dc:date><loext:sender-initials>AD</loext:sender-initials><text:p text:style-name="P20"><text:span text:style-name="T15">do text if advice_data['advice_given_on']</text:span></text:p></office:annotation></text:span><text:span text:style-name="T1"><text:text-input text:description="">advice_data['advice_given_on'].strftime('%d/%m/%Y  à %H:%M')</text:text-input></text:span></text:p>
          <text:p text:style-name="P6"/>
          <text:p text:style-name="P15"><text:span text:style-name="T8">OBJET</text:span><text:span text:style-name="T1"> : </text:span><text:span text:style-name="T12"><text:text-input text:description="">self.Title()</text:text-input></text:span></text:p>
          <text:p text:style-name="P8"/>
          <text:p text:style-name="P5"><text:span text:style-name="T13">SERVICE</text:span><text:span text:style-name="T12"> : </text:span><text:span text:style-name="T12"><text:text-input text:description="">view.display('proposingGroup')</text:text-input></text:span></text:p>
          <text:p text:style-name="P9"/>
          <text:p text:style-name="P5"><text:span text:style-name="T13">AGENT</text:span><text:span text:style-name="T12"> : </text:span><text:span text:style-name="T12"><text:text-input text:description="">self.portal_membership.getMemberInfo(str(self.Creator()))['fullname']</text:text-input></text:span></text:p>
          <text:p text:style-name="P8"/>
          <text:p text:style-name="P5"><text:span text:style-name="T8">TYPE D'AVIS</text:span><text:span text:style-name="T1"> : </text:span><text:span text:style-name="T1"><office:annotation><dc:creator>Antoine Duchêne</dc:creator><dc:date>2019-06-27T16:21:40.946323214</dc:date><loext:sender-initials>AD</loext:sender-initials><text:p text:style-name="P20"><text:span text:style-name="T15">do text if advice_data['delay_label'] </text:span></text:p></office:annotation></text:span><text:span text:style-name="T6"><text:text-input text:description="">advice_data['delay_label']</text:text-input></text:span></text:p>
          <text:p text:style-name="P10"/>
          <text:p text:style-name="P11"><text:span text:style-name="T4">D</text:span><text:span text:style-name="T5">É</text:span><text:span text:style-name="T4">LAI</text:span><text:span text:style-name="T7"> (jours ouvrables)</text:span><text:span text:style-name="T6"> : </text:span><text:span text:style-name="T6"><office:annotation><dc:creator>Antoine Duchêne</dc:creator><dc:date>2019-06-27T16:21:48.298551887</dc:date><loext:sender-initials>AD</loext:sender-initials><text:p text:style-name="P20"><text:span text:style-name="T15">do text if advice_data['delay']</text:span></text:p></office:annotation></text:span><text:span text:style-name="T6"><text:text-input text:description="">advice_data['delay']</text:text-input></text:span></text:p>
          <text:p text:style-name="P12"/>
          <text:p text:style-name="P13"><text:span text:style-name="T8">DATE DE R</text:span><text:span text:style-name="T9">É</text:span><text:span text:style-name="T8">CEPTION DU DOSSIER</text:span><text:span text:style-name="T1"> <text:tab/>: </text:span><text:span text:style-name="T1"><office:annotation><dc:creator>Antoine Duchêne</dc:creator><dc:date>2019-06-27T16:21:54.145824912</dc:date><loext:sender-initials>AD</loext:sender-initials><text:p text:style-name="P20"><text:span text:style-name="T15">do text if 'delay_started_on' in advice_data and advice_data['delay_started_on']</text:span></text:p></office:annotation></text:span><text:span text:style-name="T1"><text:text-input text:description="">advice_data['delay_started_on'].strftime('%d/%m/%Y')</text:text-input></text:span></text:p>
          <text:p text:style-name="P12"/>
          <text:p text:style-name="P5"><text:span text:style-name="T8">DATE LIMITE DE REMISE D'AVIS</text:span><text:span text:style-name="T1"> <text:tab/>: </text:span><text:span text:style-name="T1"><office:annotation><dc:creator>Antoine Duchêne</dc:creator><dc:date>2019-06-27T16:22:02.482785828</dc:date><loext:sender-initials>AD</loext:sender-initials><text:p text:style-name="P20"><text:span text:style-name="T15">do text if advice_data['delay_infos']</text:span></text:p></office:annotation></text:span><text:span text:style-name="T2"><text:text-input text:description="">advice_data['delay_infos']['limit_date_localized']</text:text-input></text:span></text:p>
          <text:p text:style-name="P7"/>
          <text:p text:style-name="P14"><text:span text:style-name="T3">COMMENTAIRE</text:span><text:span text:style-name="T1"> </text:span>:</text:p>
          <text:p text:style-name="P16"><office:annotation><dc:creator>Antoine Duchêne</dc:creator><dc:date>2019-06-27T16:22:08.450818307</dc:date><loext:sender-initials>AD</loext:sender-initials><text:p text:style-name="P20"><text:span text:style-name="T15">do text</text:span></text:p><text:p text:style-name="P20"><text:span text:style-name="T15">from xhtml(advice_data['comment'] or '-')</text:span></text:p></office:annotation></text:p>
          <text:p text:style-name="P4"/>
          <text:p text:style-name="P4"><office:annotation><dc:creator>Antoine Duchêne</dc:creator><dc:date>2019-06-27T16:22:15.338935536</dc:date><loext:sender-initials>AD</loext:sender-initials><text:p text:style-name="P20"><text:span text:style-name="T15">do text if advice_data['advice_given_on'] and advice_creator.get('held_position_prefixed_label')</text:span></text:p></office:annotation><text:text-input text:description="">advice_creator.get('held_position_prefixed_label')</text:text-input>, <text:text-input text:description="">advice_creator.get('person_fullname')</text:text-input></text:p>
          <text:p text:style-name="P4"/>
        </text:section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2" svg:font-family="Notyo"/>
    <style:font-face style:name="Notyo1" svg:font-family="Notyo" style:font-adornments="Normal"/>
    <style:font-face style:name="Courier New" svg:font-family="'Courier New'" style:font-family-generic="modern"/>
    <style:font-face style:name="Notyo" svg:font-family="Noty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loext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loext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loext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loext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LLEGE ECHEVINAL DU                                     </dc:title>
    <meta:creation-date>2015-03-26T09:46:39</meta:creation-date>
    <meta:editing-cycles>65</meta:editing-cycles>
    <meta:editing-duration>PT4H51M12S</meta:editing-duration>
    <meta:generator>LibreOffice/6.4.7.2$Linux_X86_64 LibreOffice_project/40$Build-2</meta:generator>
    <meta:initial-creator>Vivian Antoine</meta:initial-creator>
    <dc:date>2022-11-09T10:57:22.541282113</dc:date>
    <meta:document-statistic meta:table-count="0" meta:image-count="0" meta:object-count="0" meta:page-count="1" meta:paragraph-count="15" meta:word-count="80" meta:character-count="743" meta:non-whitespace-character-count="698"/>
    <meta:user-defined meta:name="Info 1"/>
    <meta:user-defined meta:name="Info 2"/>
    <meta:user-defined meta:name="Info 3"/>
    <meta:user-defined meta:name="Info 4"/>
  </office:meta>
</office:document-meta>
</file>